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ContentRequestWrapper.getParameter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ContentRequestWrappe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ContentFilter.se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ContentFilter.doFilterInternal( HttpServletRequest request , HttpServletResponse response ,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ContentFilter.shouldParse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ContentFilter.setFormConverter( FormHttpMessage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ContentRequestWrapper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ContentRequestWrapper.FormContentRequestWrapper( HttpServletRequest request ,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ContentRequestWrapper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ContentFilter.parseIfNecessary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ContentFilter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